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2781271DC9D224AF.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fill-color="#ff3399" draw:textarea-vertical-align="middle"/>
    </style:style>
    <style:style style:name="gr3" style:family="graphic" style:parent-style-name="standard">
      <style:graphic-properties draw:fill-color="#ff3399" draw:textarea-horizontal-align="justify" draw:textarea-vertical-align="middle" draw:auto-grow-height="false" fo:min-height="0.35cm" fo:min-width="0.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measure">
      <style:graphic-properties draw:textarea-vertical-align="middle"/>
    </style:style>
    <style:style style:name="gr6" style:family="graphic" style:parent-style-name="measure">
      <style:graphic-properties draw:textarea-vertical-align="middle" draw:line-distance="1cm"/>
    </style:style>
    <style:style style:name="gr7" style:family="graphic" style:parent-style-name="measure">
      <style:graphic-properties draw:textarea-vertical-align="middle" draw:line-distance="0.8cm"/>
    </style:style>
    <style:style style:name="gr8" style:family="graphic" style:parent-style-name="standard">
      <style:graphic-properties draw:fill-color="#00cc00" draw:textarea-horizontal-align="justify" draw:textarea-vertical-align="middle" draw:auto-grow-height="false" fo:min-height="0.15cm" fo:min-width="0cm"/>
    </style:style>
    <style:style style:name="gr9" style:family="graphic" style:parent-style-name="standard">
      <style:graphic-properties draw:textarea-horizontal-align="justify" draw:textarea-vertical-align="middle" draw:auto-grow-height="false" fo:min-height="0.788cm" fo:min-width="1.591cm" fo:wrap-option="no-wrap"/>
    </style:style>
    <style:style style:name="gr10" style:family="graphic" style:parent-style-name="measure">
      <style:graphic-properties draw:textarea-vertical-align="middle" draw:line-distance="0.5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ff0000" draw:textarea-horizontal-align="justify" draw:textarea-vertical-align="middle" draw:auto-grow-height="false" fo:min-height="0.15cm" fo:min-width="0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3399"/>
      <style:paragraph-properties fo:text-align="center"/>
    </style:style>
    <style:style style:name="P4" style:family="paragraph">
      <loext:graphic-properties draw:fill-color="#ff3399"/>
      <style:paragraph-properties fo:text-align="center"/>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00cc00"/>
      <style:paragraph-properties fo:text-align="center"/>
    </style:style>
    <style:style style:name="P8" style:family="paragraph">
      <loext:graphic-properties draw:fill="none"/>
      <style:paragraph-properties fo:text-align="center"/>
    </style:style>
    <style:style style:name="P9" style:family="paragraph">
      <loext:graphic-properties draw:fill-color="#ff0000"/>
      <style:paragraph-properties fo:text-align="center"/>
    </style:style>
    <style:style style:name="T1" style:family="text">
      <style:text-properties fo:font-size="28pt" style:font-size-asian="20pt" style:font-size-complex="20pt"/>
    </style:style>
    <style:style style:name="T2" style:family="text">
      <style:text-properties style:font-name="FreeMono" fo:font-size="12pt" style:font-size-asian="12pt" style:font-size-complex="12pt"/>
    </style:style>
    <style:style style:name="T3" style:family="text">
      <style:text-properties style:font-name="FreeMono" fo:font-size="13pt" style:font-size-asian="13pt" style:font-size-complex="13pt"/>
    </style:style>
    <style:style style:name="T4" style:family="text">
      <style:text-properties fo:font-size="9pt" style:font-size-asian="11pt" style:font-size-complex="11pt"/>
    </style:style>
    <style:style style:name="T5" style:family="text">
      <style:text-properties fo:font-size="8pt" style:font-size-asian="10.5pt" style:font-size-complex="10.5pt"/>
    </style:style>
    <style:style style:name="T6" style:family="text">
      <style:text-properties fo:font-size="18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9.134cm" svg:x="1.4cm" svg:y="3.8cm" presentation:class="subtitle">
          <draw:text-box>
            <text:p text:style-name="P1">current authors: </text:p>
            <text:p text:style-name="P1"><text:tab/>Brian E. Carpenter</text:p>
            <text:p text:style-name="P1"><text:tab/>Fernando Gont</text:p>
            <text:p text:style-name="P1"><text:tab/>Michael Richardso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Life of an Internet Draft</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5.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9.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4" draw:text-style-name="P5" draw:layer="layout" svg:width="2.932cm" svg:height="0.962cm" draw:transform="rotate (0.7695156672043) translate (21.034cm 8.457cm)">
          <draw:text-box>
            <text:p>AUTH48</text:p>
          </draw:text-box>
        </draw:frame>
        <draw:frame draw:style-name="gr4" draw:text-style-name="P5" draw:layer="layout" svg:width="3.36cm" svg:height="0.962cm" draw:transform="rotate (0.7695156672043) translate (18cm 8.457cm)">
          <draw:text-box>
            <text:p>IESG eval</text:p>
          </draw:text-box>
        </draw:frame>
        <draw:frame draw:style-name="gr4" draw:text-style-name="P5" draw:layer="layout" svg:width="4.524cm" svg:height="0.962cm" draw:transform="rotate (0.7695156672043) translate (14.233cm 8.509cm)">
          <draw:text-box>
            <text:p>IETF Last Call</text:p>
          </draw:text-box>
        </draw:frame>
        <draw:frame draw:style-name="gr4" draw:text-style-name="P5" draw:layer="layout" svg:width="4.24cm" svg:height="0.962cm" draw:transform="rotate (0.7695156672043) translate (10.2cm 8.509cm)">
          <draw:text-box>
            <text:p>WG Last Call</text:p>
          </draw:text-box>
        </draw:frame>
        <draw:frame draw:style-name="gr4" draw:text-style-name="P5" draw:layer="layout" svg:width="5.074cm" svg:height="1.386cm" draw:transform="rotate (0.7695156672043) translate (6.233cm 8.457cm)">
          <draw:text-box>
            <text:p>WG Adoption</text:p>
            <text:p><text:span text:style-name="T2">(draft-ietf-wg-..)</text:span></text:p>
          </draw:text-box>
        </draw:frame>
        <draw:frame draw:style-name="gr4" draw:text-style-name="P5" draw:layer="layout" svg:width="6.005cm" svg:height="1.419cm" draw:transform="rotate (0.7695156672043) translate (2.2cm 8.457cm)">
          <draw:text-box>
            <text:p>Individual Draft</text:p>
            <text:p><text:span text:style-name="T3">(draft-person-wg-..)</text:span></text:p>
          </draw:text-box>
        </draw:frame>
        <draw:measure draw:style-name="gr5" draw:text-style-name="P6" draw:layer="measurelines" svg:x1="12cm" svg:y1="10.9cm" svg:x2="18cm" svg:y2="11cm">
          <text:p text:style-name="P6">IESG controlled</text:p>
        </draw:measure>
        <draw:measure draw:style-name="gr6" draw:text-style-name="P6" draw:layer="layout" svg:x1="18cm" svg:y1="12cm" svg:x2="23.2cm" svg:y2="12cm">
          <text:p text:style-name="P6">RFC Publication <text:s/>Center </text:p>
          <text:p text:style-name="P6">(RPC)</text:p>
        </draw:measure>
        <draw:measure draw:style-name="gr6" draw:text-style-name="P6" draw:layer="layout" svg:x1="4.4cm" svg:y1="12.2cm" svg:x2="11.6cm" svg:y2="12.2cm">
          <text:p text:style-name="P6">Working Group ownership</text:p>
        </draw:measur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text:span><text:span text:style-name="T1">r</text:span><text:span text:style-name="T1">a</text:span><text:span text:style-name="T1">f</text:span><text:span text:style-name="T1">t</text:span><text:span text:style-name="T1">-</text:span><text:span text:style-name="T1">c</text:span><text:span text:style-name="T1">a</text:span><text:span text:style-name="T1">r</text:span><text:span text:style-name="T1">p</text:span><text:span text:style-name="T1">e</text:span><text:span text:style-name="T1">n</text:span><text:span text:style-name="T1">t</text:span><text:span text:style-name="T1">e</text:span><text:span text:style-name="T1">r</text:span><text:span text:style-name="T1">-</text:span><text:span text:style-name="T1">g</text:span><text:span text:style-name="T1">e</text:span><text:span text:style-name="T1">n</text:span><text:span text:style-name="T1">d</text:span><text:span text:style-name="T1">i</text:span><text:span text:style-name="T1">s</text:span><text:span text:style-name="T1">p</text:span><text:span text:style-name="T1">a</text:span><text:span text:style-name="T1">t</text:span><text:span text:style-name="T1">c</text:span><text:span text:style-name="T1">h</text:span><text:span text:style-name="T1">-</text:span><text:span text:style-name="T1">d</text:span><text:span text:style-name="T1">r</text:span><text:span text:style-name="T1">a</text:span><text:span text:style-name="T1">f</text:span><text:span text:style-name="T1">t</text:span><text:span text:style-name="T1">-</text:span><text:span text:style-name="T1">a</text:span><text:span text:style-name="T1">d</text:span><text:span text:style-name="T1">o</text:span><text:span text:style-name="T1">p</text:span><text:span text:style-name="T1">t</text:span><text:span text:style-name="T1">i</text:span><text:span text:style-name="T1">o</text:span><text:span text:style-name="T1">n</text:span><text:span text:style-name="T1"><text:line-break/></text:span><text:span text:style-name="T1">P</text:span><text:span text:style-name="T1">a</text:span><text:span text:style-name="T1">t</text:span><text:span text:style-name="T1">h</text:span><text:span text:style-name="T1">o</text:span><text:span text:style-name="T1">l</text:span><text:span text:style-name="T1">o</text:span><text:span text:style-name="T1">g</text:span><text:span text:style-name="T1">i</text:span><text:span text:style-name="T1">e</text:span><text:span text:style-name="T1">s</text:span><text:span text:style-name="T1"> </text:span><text:span text:style-name="T1">o</text:span><text:span text:style-name="T1">b</text:span><text:span text:style-name="T1">s</text:span><text:span text:style-name="T1">e</text:span><text:span text:style-name="T1">r</text:span><text:span text:style-name="T1">v</text:span><text:span text:style-name="T1">e</text:span><text:span text:style-name="T1">d</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8.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1.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4" draw:text-style-name="P5" draw:layer="layout" svg:width="2.932cm" svg:height="0.962cm" draw:transform="rotate (0.7695156672043) translate (21.034cm 8.457cm)">
          <draw:text-box>
            <text:p>AUTH48</text:p>
          </draw:text-box>
        </draw:frame>
        <draw:frame draw:style-name="gr4" draw:text-style-name="P5" draw:layer="layout" svg:width="3.36cm" svg:height="0.962cm" draw:transform="rotate (0.7695156672043) translate (18cm 8.457cm)">
          <draw:text-box>
            <text:p>IESG eval</text:p>
          </draw:text-box>
        </draw:frame>
        <draw:frame draw:style-name="gr4" draw:text-style-name="P5" draw:layer="layout" svg:width="4.524cm" svg:height="0.962cm" draw:transform="rotate (0.7695156672043) translate (14.233cm 8.509cm)">
          <draw:text-box>
            <text:p>IETF Last Call</text:p>
          </draw:text-box>
        </draw:frame>
        <draw:frame draw:style-name="gr4" draw:text-style-name="P5" draw:layer="layout" svg:width="4.24cm" svg:height="0.962cm" draw:transform="rotate (0.7695156672043) translate (12cm 8.509cm)">
          <draw:text-box>
            <text:p>WG Last Call</text:p>
          </draw:text-box>
        </draw:frame>
        <draw:frame draw:style-name="gr4" draw:text-style-name="P5" draw:layer="layout" svg:width="5.074cm" svg:height="1.386cm" draw:transform="rotate (0.7695156672043) translate (9.233cm 8.457cm)">
          <draw:text-box>
            <text:p>WG Adoption</text:p>
            <text:p><text:span text:style-name="T2">(draft-ietf-wg-..)</text:span></text:p>
          </draw:text-box>
        </draw:frame>
        <draw:frame draw:style-name="gr4" draw:text-style-name="P5" draw:layer="layout" svg:width="6.005cm" svg:height="1.419cm" draw:transform="rotate (0.7695156672043) translate (2.2cm 8.457cm)">
          <draw:text-box>
            <text:p>Individual Draft</text:p>
            <text:p><text:span text:style-name="T3">(draft-person-</text:span><text:span text:style-name="T3">wg-..)</text:span></text:p>
          </draw:text-box>
        </draw:frame>
        <draw:measure draw:style-name="gr5" draw:text-style-name="P6" draw:layer="measurelines" svg:x1="12cm" svg:y1="10.9cm" svg:x2="18cm" svg:y2="11cm">
          <text:p text:style-name="P6">IESG controlled</text:p>
        </draw:measure>
        <draw:measure draw:style-name="gr6" draw:text-style-name="P6" draw:layer="layout" svg:x1="18cm" svg:y1="12cm" svg:x2="23.2cm" svg:y2="12cm">
          <text:p text:style-name="P6">RFC Publication <text:s/>Center </text:p>
          <text:p text:style-name="P6">(RPC)</text:p>
        </draw:measure>
        <draw:measure draw:style-name="gr7" draw:text-style-name="P6" draw:layer="layout" svg:x1="10cm" svg:y1="12.2cm" svg:x2="11.6cm" svg:y2="12.2cm">
          <text:p text:style-name="P6">Working Group ownership</text:p>
        </draw:measure>
        <draw:custom-shape draw:style-name="gr8" draw:text-style-name="P7" draw:layer="layout" svg:width="0.8cm" svg:height="0.8cm" svg:x="3.602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4.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5.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6.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7.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6" draw:layer="layout" svg:width="3.2cm" svg:height="1.6cm" svg:x="7.5cm" svg:y="4.8cm">
          <text:p text:style-name="P6"><text:span text:style-name="T4">d</text:span><text:span text:style-name="T4">o</text:span><text:span text:style-name="T4">n</text:span><text:span text:style-name="T4">’</text:span><text:span text:style-name="T4">t </text:span></text:p>
          <text:p text:style-name="P6"><text:span text:style-name="T4">w</text:span><text:span text:style-name="T4">a</text:span><text:span text:style-name="T4">s</text:span><text:span text:style-name="T4">t</text:span><text:span text:style-name="T4">e</text:span><text:span text:style-name="T4"> </text:span><text:span text:style-name="T4">W</text:span><text:span text:style-name="T4">G</text:span></text:p>
          <text:p text:style-name="P6"><text:span text:style-name="T4">u</text:span><text:span text:style-name="T4">n</text:span><text:span text:style-name="T4">t</text:span><text:span text:style-name="T4">i</text:span><text:span text:style-name="T4">l </text:span><text:span text:style-name="T4">s</text:span><text:span text:style-name="T4">o</text:span><text:span text:style-name="T4">l</text:span><text:span text:style-name="T4">u</text:span><text:span text:style-name="T4">t</text:span><text:span text:style-name="T4">i</text:span><text:span text:style-name="T4">o</text:span><text:span text:style-name="T4">n</text:span><text:span text:style-name="T4"> </text:span><text:span text:style-name="T4">i</text:span><text:span text:style-name="T4">s</text:span></text:p>
          <text:p text:style-name="P6"><text:span text:style-name="T4">p</text:span><text:span text:style-name="T4">e</text:span><text:span text:style-name="T4">r</text:span><text:span text:style-name="T4">f</text:span><text:span text:style-name="T4">e</text:span><text:span text:style-name="T4">c</text:span><text:span text:style-name="T4">t</text:span></text:p>
          <draw:enhanced-geometry svg:viewBox="0 0 21600 21600" draw:text-areas="3000 3320 17110 17330" draw:type="cloud-callout" draw:modifiers="-8374.13308341144 53655.96502186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6" draw:layer="layout" svg:width="3.2cm" svg:height="1.6cm" svg:x="10.8cm" svg:y="12.8cm">
          <text:p text:style-name="P6"><text:span text:style-name="T4">WG feels</text:span></text:p>
          <text:p text:style-name="P6"><text:span text:style-name="T4">need to </text:span></text:p>
          <text:p text:style-name="P6"><text:span text:style-name="T4">add value,</text:span></text:p>
          <text:p text:style-name="P6"><text:span text:style-name="T4">delays</text:span></text:p>
          <draw:enhanced-geometry svg:viewBox="0 0 21600 21600" draw:text-areas="3000 3320 17110 17330" draw:type="cloud-callout" draw:modifiers="-722.024367385192 -44670.58088694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Worse pathologies observed</text:span></text:p>
          </draw:text-box>
        </draw:frame>
        <draw:line draw:style-name="gr2" draw:text-style-name="P3" draw:layer="layout" svg:x1="2cm" svg:y1="9.2cm" svg:x2="23cm" svg:y2="9.2cm">
          <text:p/>
        </draw:line>
        <draw:custom-shape draw:style-name="gr3" draw:text-style-name="P4" draw:layer="layout" svg:width="1.2cm" svg:height="1.2cm" svg:x="1.6cm" svg:y="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6.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7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2.509cm" svg:height="0.962cm" draw:transform="rotate (0.7695156672043) translate (23cm 8.509cm)">
          <draw:text-box>
            <text:p>RFC??</text:p>
          </draw:text-box>
        </draw:frame>
        <draw:frame draw:style-name="gr4" draw:text-style-name="P5" draw:layer="layout" svg:width="4.304cm" svg:height="0.962cm" draw:transform="rotate (0.7695156672043) translate (7.681cm 8.548cm)">
          <draw:text-box>
            <text:p>critical review</text:p>
          </draw:text-box>
        </draw:frame>
        <draw:frame draw:style-name="gr4" draw:text-style-name="P5" draw:layer="layout" svg:width="4.943cm" svg:height="0.962cm" draw:transform="rotate (0.7695156672043) translate (14.2cm 8.509cm)">
          <draw:text-box>
            <text:p>WG Last Call??</text:p>
          </draw:text-box>
        </draw:frame>
        <draw:frame draw:style-name="gr4" draw:text-style-name="P5" draw:layer="layout" svg:width="5.074cm" svg:height="1.386cm" draw:transform="rotate (0.7695156672043) translate (6.4cm 8.205cm)">
          <draw:text-box>
            <text:p>WG Adoption</text:p>
            <text:p><text:span text:style-name="T2">(draft-ietf-wg-..)</text:span></text:p>
          </draw:text-box>
        </draw:frame>
        <draw:measure draw:style-name="gr10" draw:text-style-name="P6" draw:layer="layout" svg:x1="7cm" svg:y1="11.1cm" svg:x2="11.6cm" svg:y2="11.1cm">
          <text:p text:style-name="P6">Working Group </text:p>
          <text:p text:style-name="P6">ownership</text:p>
        </draw:measure>
        <draw:custom-shape draw:style-name="gr8" draw:text-style-name="P7" draw:layer="layout" svg:width="0.8cm" svg:height="0.8cm" svg:x="2.6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3.4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4.2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5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5.8cm" svg:y="6.4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4.354cm" svg:height="2.13cm" draw:transform="rotate (0.7695156672043) translate (2.101cm 6.058cm)">
          <draw:text-box>
            <text:p>other SDO</text:p>
            <text:p>/consortium</text:p>
            <text:p><text:span text:style-name="T3">(draft-sdo-..)</text:span></text:p>
          </draw:text-box>
        </draw:frame>
        <draw:line draw:style-name="gr2" draw:text-style-name="P3" draw:layer="layout" svg:x1="1.8cm" svg:y1="6.8cm" svg:x2="6.4cm" svg:y2="6.8cm">
          <text:p/>
        </draw:line>
        <draw:line draw:style-name="gr11" draw:text-style-name="P8" draw:layer="layout" svg:x1="6.71cm" svg:y1="7.2cm" svg:x2="6cm" svg:y2="9cm">
          <text:p/>
        </draw:line>
        <draw:frame draw:style-name="gr4" draw:text-style-name="P5" draw:layer="layout" svg:width="2.415cm" svg:height="1.205cm" svg:x="4.2cm" svg:y="7.588cm">
          <draw:text-box>
            <text:p><text:span text:style-name="T5">please publish</text:span></text:p>
            <text:p><text:span text:style-name="T5">our huge effort,</text:span></text:p>
            <text:p><text:span text:style-name="T5">no changes!</text:span></text:p>
          </draw:text-box>
        </draw:frame>
        <draw:custom-shape draw:style-name="gr12" draw:text-style-name="P9" draw:layer="layout" svg:width="0.8cm" svg:height="0.8cm" svg:x="7.8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7" draw:layer="layout" svg:width="0.8cm" svg:height="0.8cm" svg:x="5.801cm" svg:y="6.4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9" draw:layer="layout" svg:width="0.8cm" svg:height="0.8cm" svg:x="8.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9" draw:layer="layout" svg:width="0.8cm" svg:height="0.8cm" svg:x="9.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 draw:text-style-name="P9" draw:layer="layout" svg:width="0.8cm" svg:height="0.8cm" svg:x="10.801cm" svg:y="8.80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9.134cm" svg:x="1.4cm" svg:y="3.8cm" presentation:class="subtitle" presentation:user-transformed="true">
          <draw:text-box>
            <text:p text:style-name="P1">“Adoption represents a commitment that the WG will spend time and effort on the</text:p>
            <text:p text:style-name="P1">draft, but it does not guarantee that the draft will reach WG consensus and be</text:p>
            <text:p text:style-name="P1">submitted to the IESG for publication as an RFC.”</text:p>
            <text:p text:style-name="P1"/>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9.134cm" svg:x="1.4cm" svg:y="3.796cm" presentation:class="subtitle" presentation:user-transformed="true">
          <draw:text-box>
            <text:p text:style-name="P1"><text:span text:style-name="T6">“</text:span><text:span text:style-name="T6">A WG Adoption Call of an I-D is not a required step of the IETF standards process.</text:span></text:p>
            <text:p text:style-name="P1"><text:span text:style-name="T6">The WG chairs decide what documents belong in the WG, and can create new documents by fiat.</text:span></text:p>
            <text:p text:style-name="P1"><text:span text:style-name="T6"/></text:p>
            <text:p text:style-name="P1"><text:span text:style-name="T6">A simple situation would be if a WG decides that an existing document should be split into two pieces:</text:span></text:p>
            <text:p text:style-name="P1"><text:span text:style-name="T6">There is no reason to adopt each piece, that is needless bureaucracy.</text:span></text:p>
            <text:p text:style-name="P1"><text:span text:style-name="T6">”</text:span></text:p>
            <text:p text:style-name="P1"/>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2781271DC9D224AF.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6T15:17:47.648406296</meta:creation-date>
    <meta:editing-duration>PT4M37S</meta:editing-duration>
    <meta:editing-cycles>3</meta:editing-cycles>
    <meta:generator>LibreOffice/6.0.7.3$Linux_X86_64 LibreOffice_project/00m0$Build-3</meta:generator>
    <dc:title>Bright Blue</dc:title>
    <meta:initial-creator>Michael Richardson</meta:initial-creator>
    <dc:date>2020-07-16T16:05:06.747589189</dc:date>
    <dc:creator>Michael Richardson</dc:creator>
    <meta:document-statistic meta:object-count="111"/>
    <meta:template xlink:type="simple" xlink:actuate="onRequest" xlink:title="Bright Blue" xlink:href="../../../../../../../usr/lib/libreoffice/share/template/common/presnt/BrightBlue.otp" meta:date="2020-07-16T15:17:46.971544731"/>
  </office:meta>
</office:document-meta>
</file>